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9.458cm" style:rel-column-width="5362*"/>
    </style:style>
    <style:style style:name="Tabelle1.B" style:family="table-column">
      <style:table-column-properties style:column-width="7.542cm" style:rel-column-width="427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3333ff"/>
    </style:style>
    <style:style style:name="P2" style:family="paragraph" style:parent-style-name="Table_20_Contents">
      <style:text-properties fo:color="#cc0000"/>
    </style:style>
    <style:style style:name="T1" style:family="text">
      <style:text-properties fo:color="#ff0000"/>
    </style:style>
    <style:style style:name="T2" style:family="text">
      <style:text-properties fo:color="#3333ff"/>
    </style:style>
    <style:style style:name="T3" style:family="text">
      <style:text-properties fo:color="#009933"/>
    </style:style>
    <style:style style:name="T4" style:family="text">
      <style:text-properties fo:color="#66cc00"/>
    </style:style>
    <style:style style:name="T5" style:family="text">
      <style:text-properties fo:color="#0000cc"/>
    </style:style>
    <style:style style:name="T6" style:family="text">
      <style:text-properties fo:color="#cc0000"/>
    </style:style>
    <style:style style:name="T7" style:family="text">
      <style:text-properties fo:color="#009900"/>
    </style:style>
    <style:style style:name="T8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Twig PHP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Download composer and Install:</text:p>
      <text:p text:style-name="Standard"/>
      <text:p text:style-name="Standard">Download</text:p>
      <text:p text:style-name="Standard">https://github.com/composer/windows-setup/releases/tag/v4.8.0</text:p>
      <text:p text:style-name="Standard"/>
      <text:p text:style-name="Standard"/>
      <text:p text:style-name="Standard">Installation</text:p>
      <text:p text:style-name="Standard"><text:a xlink:type="simple" xlink:href="http://webdevzoom.com/how-to-install-composer-on-windows/#installing-composer" text:style-name="Internet_20_link" text:visited-style-name="Visited_20_Internet_20_Link">http://webdevzoom.com/how-to-install-composer-on-windows/#installing-composer</text:a></text:p>
      <text:p text:style-name="Standard"/>
      <text:p text:style-name="Standard">Testen auf Kommandozeile im htdocs Verzeichnis: <text:s/>composer -h</text:p>
      <text:p text:style-name="Standard"/>
      <text:p text:style-name="Standard">composer require "twig/twig:^2.0"</text:p>
      <text:p text:style-name="Standard"/>
      <text:p text:style-name="Standard">Anleitung;</text:p>
      <text:p text:style-name="Standard">https://twig.symfony.com/doc/2.x/intro.html#installation</text:p>
      <text:p text:style-name="Standard"/>
      <text:p text:style-name="Standard"/>
      <text:p text:style-name="Standard">Verzeichnis views erzeugen in htdocs.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twig1_index.php</text:p>
          </table:table-cell>
          <table:table-cell table:style-name="Tabelle1.B1" office:value-type="string">
            <text:p text:style-name="P1">views/twig1_index.html</text:p>
          </table:table-cell>
        </table:table-row>
        <table:table-row>
          <table:table-cell table:style-name="Tabelle1.A2" office:value-type="string">
            <text:p text:style-name="Table_20_Contents">&lt;?php</text:p>
            <text:p text:style-name="Table_20_Contents"/>
            <text:p text:style-name="Table_20_Contents">require '<text:span text:style-name="T1">C:\xampp\php\lib\vendor\autoload.php</text:span>';</text:p>
            <text:p text:style-name="Table_20_Contents"/>
            <text:p text:style-name="Table_20_Contents">$loader = new <text:span text:style-name="T1">Twig_Loader_Filesystem</text:span>('<text:span text:style-name="T2">views</text:span>');</text:p>
            <text:p text:style-name="Table_20_Contents">$twig = new <text:span text:style-name="T1">Twig_Environment</text:span>($loader);</text:p>
            <text:p text:style-name="Table_20_Contents"/>
            <text:p text:style-name="Table_20_Contents">echo $twig-&gt;render('<text:span text:style-name="T2">twig1_index.html</text:span>', array(</text:p>
            <text:p text:style-name="Table_20_Contents"><text:s text:c="4"/>'<text:span text:style-name="T4">name</text:span>' =&gt; 'Michael',</text:p>
            <text:p text:style-name="Table_20_Contents"><text:s text:c="4"/>'<text:span text:style-name="T4">age</text:span>' =&gt; 52</text:p>
            <text:p text:style-name="Table_20_Contents">));</text:p>
          </table:table-cell>
          <table:table-cell table:style-name="Tabelle1.B2" office:value-type="string">
            <text:p text:style-name="Table_20_Contents">&lt;!DOCTYPE html&gt;</text:p>
            <text:p text:style-name="Table_20_Contents">&lt;html&gt;</text:p>
            <text:p text:style-name="Table_20_Contents">&lt;body&gt;</text:p>
            <text:p text:style-name="Table_20_Contents">&lt;h1&gt;Hello, {{ <text:span text:style-name="T4">name</text:span><text:span text:style-name="T3"> </text:span>}} and {{ <text:span text:style-name="T4">last </text:span>}} is here!!&lt;/h1&gt;</text:p>
            <text:p text:style-name="Table_20_Contents">&lt;/body&gt;</text:p>
            <text:p text:style-name="Table_20_Contents">&lt;/html&gt;</text:p>
          </table:table-cell>
        </table:table-row>
      </table:table>
      <text:p text:style-name="Standard"/>
      <text:p text:style-name="Standard"/>
      <text:p text:style-name="Standard">Template Inheritance</text:p>
      <text:p text:style-name="Standard"/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>views/twig1_index.html</text:p>
          </table:table-cell>
          <table:table-cell table:style-name="Tabelle2.B1" office:value-type="string">
            <text:p text:style-name="Table_20_Contents">views/<text:span text:style-name="T5">base.html</text:span></text:p>
          </table:table-cell>
        </table:table-row>
        <table:table-row>
          <table:table-cell table:style-name="Tabelle2.A2" office:value-type="string">
            <text:p text:style-name="Table_20_Contents">{% extends "<text:span text:style-name="T5">base.html</text:span>" %}</text:p>
            <text:p text:style-name="Table_20_Contents"/>
            <text:p text:style-name="P2">{% block body %}</text:p>
            <text:p text:style-name="Table_20_Contents">Hello, {{ name }}! You are {{ age }} years old!</text:p>
            <text:p text:style-name="Table_20_Contents"/>
            <text:p text:style-name="P2">{% endblock %}</text:p>
          </table:table-cell>
          <table:table-cell table:style-name="Tabelle2.B2" office:value-type="string">
            <text:p text:style-name="Table_20_Contents">&lt;html&gt;</text:p>
            <text:p text:style-name="Table_20_Contents">&lt;body&gt;</text:p>
            <text:p text:style-name="Table_20_Contents">&lt;h1&gt; Gemeinsamer Body &lt;/h1&gt;</text:p>
            <text:p text:style-name="P2">{% block body %}</text:p>
            <text:p text:style-name="Table_20_Contents"/>
            <text:p text:style-name="P2">{% endblock %}</text:p>
            <text:p text:style-name="Table_20_Contents">&lt;/body&gt;</text:p>
            <text:p text:style-name="Table_20_Contents">&lt;/html&gt;</text:p>
          </table:table-cell>
        </table:table-row>
      </table:table>
      <text:p text:style-name="Standard"/>
      <text:p text:style-name="Standard"><text:soft-page-break/></text:p>
      <text:p text:style-name="Standard">Datenbank Zugriff:</text:p>
      <text:p text:style-name="Standard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>twig4_index.php</text:p>
          </table:table-cell>
          <table:table-cell table:style-name="Tabelle3.B1" office:value-type="string">
            <text:p text:style-name="Table_20_Contents">views/list.html</text:p>
          </table:table-cell>
        </table:table-row>
        <table:table-row>
          <table:table-cell table:style-name="Tabelle3.A2" office:value-type="string">
            <text:p text:style-name="Table_20_Contents">&lt;?php</text:p>
            <text:p text:style-name="Table_20_Contents">$servername = "localhost";</text:p>
            <text:p text:style-name="Table_20_Contents">$username = "root";</text:p>
            <text:p text:style-name="Table_20_Contents">$password = "";</text:p>
            <text:p text:style-name="Table_20_Contents">$dbname = "test";</text:p>
            <text:p text:style-name="Table_20_Contents"/>
            <text:p text:style-name="Table_20_Contents">// Create connection</text:p>
            <text:p text:style-name="Table_20_Contents">$conn = new mysqli($servername, $username, $password, $dbname);</text:p>
            <text:p text:style-name="Table_20_Contents">// Check connection</text:p>
            <text:p text:style-name="Table_20_Contents">if ($conn-&gt;connect_error) {</text:p>
            <text:p text:style-name="Table_20_Contents"><text:s text:c="4"/>die("Connection failed: " . $conn-&gt;connect_error);</text:p>
            <text:p text:style-name="Table_20_Contents">} </text:p>
            <text:p text:style-name="Table_20_Contents"/>
            <text:p text:style-name="Table_20_Contents">$sql = "SELECT <text:span text:style-name="T6">id, firstname, lastname</text:span> FROM namen";</text:p>
            <text:p text:style-name="Table_20_Contents">$result = $conn-&gt;query($sql);</text:p>
            <text:p text:style-name="Table_20_Contents"/>
            <text:p text:style-name="Table_20_Contents">if ($result-&gt;num_rows &gt; 0) {</text:p>
            <text:p text:style-name="Table_20_Contents"><text:s text:c="4"/>$items = [];</text:p>
            <text:p text:style-name="Table_20_Contents"><text:s text:c="4"/>// output data of each row</text:p>
            <text:p text:style-name="Table_20_Contents"><text:s text:c="4"/>while($row = $result-&gt;fetch_assoc()) {</text:p>
            <text:p text:style-name="Table_20_Contents"><text:s text:c="8"/>array_push(<text:span text:style-name="T7">$items</text:span>,$row);</text:p>
            <text:p text:style-name="Table_20_Contents"><text:s text:c="4"/>}</text:p>
            <text:p text:style-name="Table_20_Contents">} else {</text:p>
            <text:p text:style-name="Table_20_Contents"><text:s text:c="4"/>echo "0 results";</text:p>
            <text:p text:style-name="Table_20_Contents">}</text:p>
            <text:p text:style-name="Table_20_Contents">$conn-&gt;close();</text:p>
            <text:p text:style-name="Table_20_Contents"/>
            <text:p text:style-name="Table_20_Contents">require 'C:\xampp\php\lib\vendor\autoload.php';</text:p>
            <text:p text:style-name="Table_20_Contents"/>
            <text:p text:style-name="Table_20_Contents">$loader = new Twig_Loader_Filesystem('views');</text:p>
            <text:p text:style-name="Table_20_Contents">$twig = new Twig_Environment($loader);</text:p>
            <text:p text:style-name="Table_20_Contents"/>
            <text:p text:style-name="Table_20_Contents">echo $twig-&gt;render('<text:span text:style-name="T8">list.html</text:span>', array(</text:p>
            <text:p text:style-name="Table_20_Contents"><text:s text:c="4"/>'items' =&gt;<text:span text:style-name="T7"> $items</text:span></text:p>
            <text:p text:style-name="Table_20_Contents">));</text:p>
          </table:table-cell>
          <table:table-cell table:style-name="Tabelle3.B2" office:value-type="string">
            <text:p text:style-name="Table_20_Contents">&lt;!DOCTYPE html&gt;</text:p>
            <text:p text:style-name="Table_20_Contents">&lt;html&gt;</text:p>
            <text:p text:style-name="Table_20_Contents"/>
            <text:p text:style-name="Table_20_Contents">&lt;body&gt;</text:p>
            <text:p text:style-name="Table_20_Contents"/>
            <text:p text:style-name="Table_20_Contents"><text:s text:c="4"/>&lt;h1&gt;Members&lt;/h1&gt;</text:p>
            <text:p text:style-name="Table_20_Contents"><text:s text:c="4"/>&lt;table style="width:20%"&gt;</text:p>
            <text:p text:style-name="Table_20_Contents"><text:s text:c="8"/>{% for item in items %}</text:p>
            <text:p text:style-name="Table_20_Contents"><text:s text:c="9"/>&lt;tr&gt;</text:p>
            <text:p text:style-name="Table_20_Contents"><text:s text:c="8"/>&lt;td&gt;{{ <text:span text:style-name="T6">item.id</text:span>|e }}&lt;/td&gt;</text:p>
            <text:p text:style-name="Table_20_Contents"><text:s text:c="8"/>&lt;td&gt;{{ <text:span text:style-name="T6">item.firstname</text:span>|e }}&lt;/td&gt;</text:p>
            <text:p text:style-name="Table_20_Contents"><text:s text:c="8"/>&lt;td&gt;{{ <text:span text:style-name="T6">item.lastname</text:span>|e }}&lt;/td&gt;</text:p>
            <text:p text:style-name="Table_20_Contents"><text:s text:c="8"/>&lt;/tr&gt;</text:p>
            <text:p text:style-name="Table_20_Contents"><text:s text:c="8"/>{% endfor %}</text:p>
            <text:p text:style-name="Table_20_Contents"><text:s text:c="4"/>&lt;/table&gt;</text:p>
            <text:p text:style-name="Table_20_Contents">&lt;/body&gt;</text:p>
            <text:p text:style-name="Table_20_Contents"/>
            <text:p text:style-name="Table_20_Contents">&lt;/html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2-07T16:30:25.31</meta:creation-date>
    <dc:date>2017-12-08T07:44:48.89</dc:date>
    <dc:creator>Yvonne Fitzgerald</dc:creator>
    <meta:editing-duration>PT39M29S</meta:editing-duration>
    <meta:editing-cycles>10</meta:editing-cycles>
    <meta:generator>OpenOffice/4.1.4$Win32 OpenOffice.org_project/414m4$Build-9787</meta:generator>
    <meta:document-statistic meta:table-count="4" meta:image-count="0" meta:object-count="0" meta:page-count="2" meta:paragraph-count="91" meta:word-count="236" meta:character-count="2095"/>
  </office:meta>
</office:document-meta>
</file>